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984cm"/>
    </style:style>
    <style:style style:name="co4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Dag 1</text:p>
          </table:table-cell>
          <table:table-cell table:style-name="ce1" office:value-type="string">
            <text:p>Dag 2</text:p>
          </table:table-cell>
          <table:table-cell table:style-name="ce1" office:value-type="string">
            <text:p>Dag 3</text:p>
          </table:table-cell>
          <table:table-cell table:style-name="ce1" office:value-type="string">
            <text:p>Total Time Worked</text:p>
          </table:table-cell>
          <table:table-cell/>
        </table:table-row>
        <table:table-row table:style-name="ro1">
          <table:table-cell office:value-type="string">
            <text:p>Skriva funktioner för att kunna ta bort en medle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ta efter och eventuellt fixa buggar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olla igenom applikation, lägga till funktionalitet vid behov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nlir, kommentera kod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>
            <text:p>Idealt</text:p>
          </table:table-cell>
          <table:table-cell table:style-name="ce1" table:formula="of:=SUM([.B2:.B5])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/>
        </table:table-row>
        <table:table-row table:style-name="ro1">
          <table:table-cell table:style-name="ce1" office:value-type="string">
            <text:p>Skattat</text:p>
          </table:table-cell>
          <table:table-cell table:style-name="ce1" office:value-type="float" office:value="6">
            <text:p>6</text:p>
          </table:table-cell>
          <table:table-cell table:style-name="ce1" table:formula="of:=SUM([.C2:.C5])" office:value-type="float" office:value="4">
            <text:p>4</text:p>
          </table:table-cell>
          <table:table-cell table:style-name="ce1" table:formula="of:=SUM([.D2:.D5])" office:value-type="float" office:value="1">
            <text:p>1</text:p>
          </table:table-cell>
          <table:table-cell table:style-name="ce1" table:formula="of:=SUM([.E2:.E5])" office:value-type="float" office:value="0">
            <text:p>0</text:p>
          </table:table-cell>
          <table:table-cell table:style-name="ce1" table:formula="of:=SUM([.F2:.F5])" office:value-type="float" office:value="4">
            <text:p>4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>
            <draw:frame table:end-cell-address="Sheet1.C30" table:end-x="0.127cm" table:end-y="0.08cm" draw:z-index="0" draw:style-name="gr1" draw:text-style-name="P1" svg:width="15.974cm" svg:height="9.006cm" svg:x="1.339cm" svg:y="0.107cm">
              <draw:object draw:notify-on-update-of-ranges="Sheet1.A6:Sheet1.A6 Sheet1.B6:Sheet1.E6 Sheet1.A7:Sheet1.A7 Sheet1.B7:Sheet1.E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" office:value-type="string">
            <text:p>Sprint retrospective</text:p>
          </table:table-cell>
        </table:table-row>
        <table:table-row table:style-name="ro1">
          <table:table-cell table:number-columns-repeated="6"/>
          <table:table-cell office:value-type="string">
            <text:p>Blev inte mycket att göra på grund av första sprinten som jag planerade</text:p>
          </table:table-cell>
        </table:table-row>
        <table:table-row table:style-name="ro1">
          <table:table-cell table:number-columns-repeated="6"/>
          <table:table-cell office:value-type="string">
            <text:p>rätt dåligt. Men sprinten var det inga problem med. 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2014-01-13</text:date>, <text:time>23:0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4:50:13.73</meta:creation-date>
    <dc:date>2014-01-13T23:06:17.33</dc:date>
    <meta:editing-duration>PT5H5M21S</meta:editing-duration>
    <meta:editing-cycles>4</meta:editing-cycles>
    <meta:generator>OpenOffice/4.0.1$Win32 OpenOffice.org_project/401m5$Build-9714</meta:generator>
    <meta:document-statistic meta:table-count="3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title svg:x="6.343cm" svg:y="0.316cm" chart:style-name="ch2">
          <text:p>Burndown Chart</text:p>
        </chart:title>
        <chart:subtitle svg:x="7.255cm" svg:y="1.275cm" chart:style-name="ch3">
          <text:p>Sprint 3</text:p>
        </chart:subtitle>
        <chart:legend chart:legend-position="end" svg:x="13.52cm" svg:y="3.929cm" style:legend-expansion="high" chart:style-name="ch4"/>
        <chart:plot-area chart:style-name="ch5" table:cell-range-address="Sheet1.A6:Sheet1.E7" chart:data-source-has-labels="column" svg:x="1.357cm" svg:y="2.318cm" svg:width="11.525cm" svg:height="5.501cm">
          <chartooo:coordinate-region svg:x="1.793cm" svg:y="2.53cm" svg:width="10.995cm" svg:height="4.616cm"/>
          <chart:axis chart:dimension="x" chart:name="primary-x" chart:style-name="ch6">
            <chart:title svg:x="4.866cm" svg:y="8cm" chart:style-name="ch7">
              <text:p>Dagar(2 = första arbetsdagen)</text:p>
            </chart:title>
          </chart:axis>
          <chart:axis chart:dimension="y" chart:name="primary-y" chart:style-name="ch6">
            <chart:title svg:x="0.451cm" svg:y="5.694cm" chart:style-name="ch8">
              <text:p>Timmar</text:p>
            </chart:title>
            <chart:grid chart:style-name="ch9" chart:class="major"/>
          </chart:axis>
          <chart:series chart:style-name="ch10" chart:values-cell-range-address="Sheet1.B6:Sheet1.E6" chart:label-cell-address="Sheet1.A6:Sheet1.A6" chart:class="chart:line">
            <chart:data-point chart:repeated="4"/>
          </chart:series>
          <chart:series chart:style-name="ch11" chart:values-cell-range-address="Sheet1.B7:Sheet1.E7" chart:label-cell-address="Sheet1.A7:Sheet1.A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t</text:p>
                <draw:g>
                  <svg:desc>Sheet1.A6:Sheet1.A6</svg:desc>
                </draw:g>
              </table:table-cell>
              <table:table-cell office:value-type="float" office:value="6">
                <text:p>6</text:p>
                <draw:g>
                  <svg:desc>Sheet1.B6:Sheet1.E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tat</text:p>
                <draw:g>
                  <svg:desc>Sheet1.A7:Sheet1.A7</svg:desc>
                </draw:g>
              </table:table-cell>
              <table:table-cell office:value-type="float" office:value="6">
                <text:p>6</text:p>
                <draw:g>
                  <svg:desc>Sheet1.B7:Sheet1.E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